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Liberation Sans" officeooo:paragraph-rsid="00151132"/>
    </style:style>
    <style:style style:name="P2" style:family="paragraph" style:parent-style-name="Text_20_body">
      <style:text-properties style:font-name="Liberation Sans" fo:language="ru" fo:country="RU" officeooo:rsid="000b8107" officeooo:paragraph-rsid="00151132"/>
    </style:style>
    <style:style style:name="P3" style:family="paragraph" style:parent-style-name="Text_20_body">
      <style:text-properties style:font-name="Liberation Sans" officeooo:paragraph-rsid="00151132"/>
    </style:style>
    <style:style style:name="P4" style:family="paragraph" style:parent-style-name="Text_20_body">
      <style:text-properties officeooo:paragraph-rsid="00151132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style:font-name="Liberation Sans" officeooo:paragraph-rsid="00151132"/>
    </style:style>
    <style:style style:name="P6" style:family="paragraph" style:parent-style-name="Standard">
      <style:text-properties style:font-name="Liberation Sans" fo:language="ru" fo:country="RU" officeooo:rsid="000b8107" officeooo:paragraph-rsid="00151132"/>
    </style:style>
    <style:style style:name="P7" style:family="paragraph" style:parent-style-name="Standard">
      <style:paragraph-properties fo:break-before="page"/>
      <style:text-properties style:font-name="Liberation Sans" fo:language="ru" fo:country="RU" officeooo:rsid="000b8107" officeooo:paragraph-rsid="00151132"/>
    </style:style>
    <style:style style:name="P8" style:family="paragraph" style:parent-style-name="Heading_20_3">
      <style:text-properties style:font-name="Liberation Sans" fo:language="ru" fo:country="RU" officeooo:rsid="000b8107" officeooo:paragraph-rsid="00151132"/>
    </style:style>
    <style:style style:name="P9" style:family="paragraph" style:parent-style-name="Heading_20_3">
      <style:paragraph-properties fo:break-before="page"/>
      <style:text-properties style:font-name="Liberation Sans" officeooo:paragraph-rsid="00151132"/>
    </style:style>
    <style:style style:name="T1" style:family="text">
      <style:text-properties style:font-name="Liberation Sans"/>
    </style:style>
    <style:style style:name="T2" style:family="text">
      <style:text-properties officeooo:rsid="0022664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Селекторы отношений</text:h>
      <text:p text:style-name="P3">В HTML документе каждый элемент всегда связан с другими элементами.</text:p>
      <text:p text:style-name="P3">Виды отношений между HTML элементами:</text:p>
      <text:list xml:id="list1860788091" text:style-name="L1">
        <text:list-item>
          <text:p text:style-name="P5">родитель – элемент, непосредственно в котором находится рассматриваемый элемент; </text:p>
        </text:list-item>
        <text:list-item>
          <text:p text:style-name="P5">предок – это элемент, который расположен на одном из уровней иерархии элементов, до которого можно дойти двигаясь от рассматриваемого элемента к его родителю, от его родителя к родителю его родителя и т.д. </text:p>
        </text:list-item>
        <text:list-item>
          <text:p text:style-name="P5">дети – это элементы, непосредственно расположенные в текущем рассматриваемом элементе; </text:p>
        </text:list-item>
        <text:list-item>
          <text:p text:style-name="P5">потомки (дочерние элементы) – это любые элементы, которые находятся в текущем элементе вне зависимости от уровня иерархии, в котором они расположены; </text:p>
        </text:list-item>
        <text:list-item>
          <text:p text:style-name="P1">соседи (сиблинги) – это элементы, расположенные на том же уровне вложенности (иерархии), что и рассматриваемый элемент; или другими словами — это все другие элементы, которые имеют того же родителя что и текущий рассматриваемый элемент. </text:p>
        </text:list-item>
      </text:list>
      <text:p text:style-name="P3"/>
      <text:p text:style-name="P2">В CSS имеется 4 вида селекторов отношений.</text:p>
      <text:p text:style-name="P4"><text:span text:style-name="T1">Первые два из них </text:span><text:span text:style-name="Source_20_Text"><text:span text:style-name="T1">X Y</text:span></text:span><text:span text:style-name="T1"> и </text:span><text:span text:style-name="Source_20_Text"><text:span text:style-name="T1">X &gt; Y</text:span></text:span><text:span text:style-name="T1"> относятся к вложенным селекторам. Они предназначены для поиска элементов в зависимости от их нахождения внутри других.</text:span></text:p>
      <text:p text:style-name="P3"/>
      <text:p text:style-name="P4"><text:span text:style-name="T1">Остальные два </text:span><text:span text:style-name="Source_20_Text"><text:span text:style-name="T1">X + Y</text:span></text:span><text:span text:style-name="T1"> и </text:span><text:span text:style-name="Source_20_Text"><text:span text:style-name="T1">X ~ Y</text:span></text:span><text:span text:style-name="T1"> являются CSS селекторами для выбора соседних элементов.</text:span></text:p>
      <text:p text:style-name="P3"/>
      <text:p text:style-name="P4"><text:span text:style-name="T1">Эти селекторы называют составными или комбинацией селекторов. Так как они на самом деле состоят из нескольких селекторов, разделённых между собой с помощью специальных символов (комбинаторов). Всего различают 4 символа: пробел, знак </text:span><text:span text:style-name="Source_20_Text"><text:span text:style-name="T1">&gt;</text:span></text:span><text:span text:style-name="T1"> (больше), знак </text:span><text:span text:style-name="Source_20_Text"><text:span text:style-name="T1">+</text:span></text:span><text:span text:style-name="T1"> и </text:span><text:span text:style-name="Source_20_Text"><text:span text:style-name="T1">~</text:span></text:span><text:span text:style-name="T1"> (тильда).</text:span></text:p>
      <text:p text:style-name="P6"/>
      <text:h text:style-name="P8" text:outline-level="3">Селектор X Y (для выбора вложенных или дочерних элементов)</text:h>
      <text:p text:style-name="P4"><text:span text:style-name="T1">Селектор </text:span><text:span text:style-name="Source_20_Text"><text:span text:style-name="T1">X Y</text:span></text:span><text:span text:style-name="T1"> (предок потомки) предназначен для выбора элементов </text:span><text:span text:style-name="Source_20_Text"><text:span text:style-name="T1">Y</text:span></text:span><text:span text:style-name="T1">, находящихся в </text:span><text:span text:style-name="Source_20_Text"><text:span text:style-name="T1">X</text:span></text:span><text:span text:style-name="T1">.</text:span></text:p>
      <text:p text:style-name="P4"><text:span text:style-name="T1">Другими словами, селектор </text:span><text:span text:style-name="Source_20_Text"><text:span text:style-name="T1">X Y</text:span></text:span><text:span text:style-name="T1"> предназначен для выбора элементов </text:span><text:span text:style-name="Source_20_Text"><text:span text:style-name="T1">Y</text:span></text:span><text:span text:style-name="T1">, являющихся потомками элементов определяемым селектором </text:span><text:span text:style-name="Source_20_Text"><text:span text:style-name="T1">X</text:span></text:span><text:span text:style-name="T1">.</text:span></text:p>
      <text:p text:style-name="P4"><text:span text:style-name="T1">Селекторы </text:span><text:span text:style-name="Source_20_Text"><text:span text:style-name="T1">X Y</text:span></text:span><text:span text:style-name="T1"> называют контекстными или вложенными.</text:span></text:p>
      <text:p text:style-name="P4"><text:soft-page-break/><text:span text:style-name="T1">Например, селектор дочерних элементов </text:span><text:span text:style-name="Source_20_Text"><text:span text:style-name="T1">div p</text:span></text:span><text:span text:style-name="T1"> выберет все элементы </text:span><text:span text:style-name="Source_20_Text"><text:span text:style-name="T1">p</text:span></text:span><text:span text:style-name="T1">, расположенные в </text:span><text:span text:style-name="Source_20_Text"><text:span text:style-name="T1">div</text:span></text:span><text:span text:style-name="T1">. </text:span></text:p>
      <text:p text:style-name="P6"/>
      <text:h text:style-name="P8" text:outline-level="3">Селектор X &gt; Y</text:h>
      <text:p text:style-name="P4"><text:span text:style-name="T1">Селектор </text:span><text:span text:style-name="Source_20_Text"><text:span text:style-name="T1">X &gt; Y</text:span></text:span><text:span text:style-name="T1"> (родитель &gt; дети) предназначен для выбора элементов, определяемым селектором </text:span><text:span text:style-name="Source_20_Text"><text:span text:style-name="T1">Y</text:span></text:span><text:span text:style-name="T1"> непосредственно расположенных в элементе, определяемым селектором </text:span><text:span text:style-name="Source_20_Text"><text:span text:style-name="T1">X</text:span></text:span><text:span text:style-name="T1">.</text:span></text:p>
      <text:p text:style-name="P4"><text:span text:style-name="T1">По другому можно сказать, что селектор </text:span><text:span text:style-name="Source_20_Text"><text:span text:style-name="T1">X &gt; Y</text:span></text:span><text:span text:style-name="T1"> предназначен для выбора </text:span><text:span text:style-name="Source_20_Text"><text:span text:style-name="T1">Y</text:span></text:span><text:span text:style-name="T1">, у которых родителем является элемент, определяемым </text:span><text:span text:style-name="Source_20_Text"><text:span text:style-name="T1">X</text:span></text:span><text:span text:style-name="T1">.</text:span></text:p>
      <text:p text:style-name="P4"><text:span text:style-name="T1">Например, комбинация селекторов </text:span><text:span text:style-name="Source_20_Text"><text:span text:style-name="T1">li &gt; ul</text:span></text:span><text:span text:style-name="T1"> выберет все элементы </text:span><text:span text:style-name="Source_20_Text"><text:span text:style-name="T1">ul</text:span></text:span><text:span text:style-name="T1">, которые непосредственно расположены в </text:span><text:span text:style-name="Source_20_Text"><text:span text:style-name="T1">li</text:span></text:span><text:span text:style-name="T1">.</text:span></text:p>
      <text:p text:style-name="P6"/>
      <text:h text:style-name="P8" text:outline-level="3">Селектор X + Y</text:h>
      <text:p text:style-name="P4"><text:span text:style-name="T1">Селектор </text:span><text:span text:style-name="Source_20_Text"><text:span text:style-name="T1">X + Y</text:span></text:span><text:span text:style-name="T1"> предназначен для выбора элементов </text:span><text:span text:style-name="Source_20_Text"><text:span text:style-name="T1">Y</text:span></text:span><text:span text:style-name="T1">, каждый из которых расположен сразу же после </text:span><text:span text:style-name="Source_20_Text"><text:span text:style-name="T1">X</text:span></text:span><text:span text:style-name="T1">. Элементы определяемым селектором </text:span><text:span text:style-name="Source_20_Text"><text:span text:style-name="T1">X</text:span></text:span><text:span text:style-name="T1"> и </text:span><text:span text:style-name="Source_20_Text"><text:span text:style-name="T1">Y</text:span></text:span><text:span text:style-name="T1"> должны находиться на одном уровне вложенности, т.е. быть по отношению друг к другу соседями (сиблингами).</text:span></text:p>
      <text:p text:style-name="P4"><text:span text:style-name="T1">Например, комбинация селекторов </text:span><text:span text:style-name="Source_20_Text"><text:span text:style-name="T1">input + label</text:span></text:span><text:span text:style-name="T1"> выберет все элементы </text:span><text:span text:style-name="Source_20_Text"><text:span text:style-name="T1">label</text:span></text:span><text:span text:style-name="T1">, которые расположены сразу же за элементом </text:span><text:span text:style-name="Source_20_Text"><text:span text:style-name="T1">input</text:span></text:span><text:span text:style-name="T1">, и являющиеся друг по отношению к другу соседями (сиблингами). </text:span></text:p>
      <text:p text:style-name="P6"/>
      <text:h text:style-name="P8" text:outline-level="3">Селектор X ~ Y</text:h>
      <text:p text:style-name="P4"><text:span text:style-name="T1">Селектор </text:span><text:span text:style-name="Source_20_Text"><text:span text:style-name="T1">X ~ Y</text:span></text:span><text:span text:style-name="T1"> предназначен для выбора элементов </text:span><text:span text:style-name="Source_20_Text"><text:span text:style-name="T1">Y</text:span></text:span><text:span text:style-name="T1">, которые расположены после </text:span><text:span text:style-name="Source_20_Text"><text:span text:style-name="T1">X</text:span></text:span><text:span text:style-name="T1">. При этом элементы, определяемые селектором </text:span><text:span text:style-name="Source_20_Text"><text:span text:style-name="T1">X</text:span></text:span><text:span text:style-name="T1"> и </text:span><text:span text:style-name="Source_20_Text"><text:span text:style-name="T1">Y</text:span></text:span><text:span text:style-name="T1">, должны являться по отношению друг к другу соседями (сиблингами).</text:span></text:p>
      <text:p text:style-name="P4"><text:span text:style-name="T1">Например, </text:span><text:span text:style-name="Source_20_Text"><text:span text:style-name="T1">p ~ span</text:span></text:span><text:span text:style-name="T1"> выберет все элементы </text:span><text:span text:style-name="Source_20_Text"><text:span text:style-name="T1">span</text:span></text:span><text:span text:style-name="T1">, расположенные после элемента </text:span><text:span text:style-name="Source_20_Text"><text:span text:style-name="T1">p</text:span></text:span><text:span text:style-name="T1"> на том же уровне вложенности.</text:span></text:p>
      <text:p text:style-name="P6"/>
      <text:p text:style-name="P7"/>
      <text:p text:style-name="P6">================== Комбинации селекторов<text:line-break/>селектор ребенок &gt;<text:line-break/>селектор смежный брат +<text:line-break/>селектор общий брат ~<text:line-break/>==================<text:line-break/>Оформит все элементы имеющие атрибут src */<text:line-break/>[src]<text:line-break/>{</text:p>
      <text:p text:style-name="P6">блок объявлений;<text:line-break/>color:green;<text:line-break/>}<text:line-break/><text:line-break/>Свойства будут применены только к тем элементам p, которые находятся внутри элементов div <text:line-break/>div p<text:line-break/>{</text:p>
      <text:p text:style-name="P6">блок объявлений;<text:line-break/>color:green;<text:line-break/>}<text:line-break/></text:p>
      <text:p text:style-name="P6"><text:line-break/>Свойства будут применены только к тем элементам p, которые идут сразу после элементов div <text:line-break/>div+p<text:line-break/>{</text:p>
      <text:p text:style-name="P6">блок объявлений;<text:line-break/>color:green;<text:line-break/>}<text:line-break/><text:line-break/> <text:span text:style-name="T2">В</text:span>ыбирает любой элемент &lt;a&gt; дочерний по отношению к &lt;p&gt; */<text:line-break/>p &gt; a {</text:p>
      <text:p text:style-name="P6">блок объявлений;<text:line-break/>color:green;<text:line-break/>}<text:line-break/><text:line-break/><text:line-break/>Что касается смежных элементов, то для того, чтобы нам выбрать все элементы &lt;p&gt;, которые следуют сразу за &lt;h2&gt;, то нам необходимо создать следующий селектор:<text:line-break/>h2+p {<text:line-break/>блок объявлений;</text:p>
      <text:p text:style-name="P6">color:green;<text:line-break/>}<text:line-break/><text:line-break/>Для того, чтобы нам выбрать все элементы &lt;p&gt;, которые следуют сразу за &lt;h2&gt; и элементы &lt;p&gt;), которые являются сестринскими по отношению к друг другу, нам необходимо создать следующий селектор:<text:line-break/>h2~p {<text:line-break/>блок объявлений;</text:p>
      <text:p text:style-name="P6">color:green;<text:line-break/>}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22:21:48.060000000</meta:creation-date>
    <dc:date>2020-05-24T22:22:14.315000000</dc:date>
    <meta:editing-duration>PT26S</meta:editing-duration>
    <meta:editing-cycles>1</meta:editing-cycles>
    <meta:document-statistic meta:table-count="0" meta:image-count="0" meta:object-count="0" meta:page-count="3" meta:paragraph-count="35" meta:word-count="597" meta:character-count="3995" meta:non-whitespace-character-count="3414"/>
    <meta:generator>LibreOffice/6.2.5.2$Windows_X86_64 LibreOffice_project/1ec314fa52f458adc18c4f025c545a4e8b22c159</meta:generator>
  </office:meta>
</office:document-meta>
</file>